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7" table:default-cell-style-name="ce21"/>
        <table:table-column table:style-name="co5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7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5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4" table:default-cell-style-name="ce21"/>
        <table:table-column table:style-name="co11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1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2" table:number-columns-repeated="3" table:default-cell-style-name="ce21"/>
        <table:table-column table:style-name="co24" table:default-cell-style-name="ce21"/>
        <table:table-column table:style-name="co22" table:number-columns-repeated="984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2" table:number-columns-repeated="984"/>
          <table:table-cell/>
        </table:table-row>
        <table:table-row table:style-name="ro1">
          <table:table-cell table:style-name="ce22"/>
          <table:table-cell table:style-name="ce26"/>
          <table:table-cell table:style-name="ce22" table:number-columns-repeated="37"/>
          <table:table-cell table:style-name="ce23"/>
          <table:table-cell table:style-name="ce22" table:number-columns-repeated="145"/>
          <table:table-cell table:style-name="ce23" table:number-columns-repeated="832"/>
          <table:table-cell table:number-columns-repeated="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 /киви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/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table:number-columns-repeated="1006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1"/>
        <table:table-column table:style-name="co1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5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35" table:default-cell-style-name="ce21"/>
        <table:table-column table:style-name="co39" table:default-cell-style-name="ce21"/>
        <table:table-column table:style-name="co42" table:default-cell-style-name="ce21"/>
        <table:table-column table:style-name="co35" table:default-cell-style-name="ce21"/>
        <table:table-column table:style-name="co6" table:default-cell-style-name="ce21"/>
        <table:table-column table:style-name="co43" table:default-cell-style-name="ce21"/>
        <table:table-column table:style-name="co44" table:default-cell-style-name="ce21"/>
        <table:table-column table:style-name="co29" table:default-cell-style-name="ce21"/>
        <table:table-column table:style-name="co35" table:default-cell-style-name="ce21"/>
        <table:table-column table:style-name="co45" table:default-cell-style-name="ce21"/>
        <table:table-column table:style-name="co46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9" table:default-cell-style-name="ce21"/>
        <table:table-column table:style-name="co51" table:default-cell-style-name="ce21"/>
        <table:table-column table:style-name="co46" table:default-cell-style-name="ce21"/>
        <table:table-column table:style-name="co52" table:default-cell-style-name="ce21"/>
        <table:table-column table:style-name="co22" table:number-columns-repeated="984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2"/>
          <table:table-cell table:style-name="ce26"/>
          <table:table-cell table:style-name="ce22" table:number-columns-repeated="1020"/>
          <table:table-cell table:number-columns-repeated="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style-name="ce23"/>
          <table:table-cell table:style-name="ce27"/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table:number-columns-repeated="16"/>
          <table:table-cell table:style-name="ce34" table:number-columns-repeated="2"/>
          <table:table-cell table:style-name="ce23"/>
          <table:table-cell table:style-name="ce41" table:number-columns-repeated="4"/>
          <table:table-cell table:style-name="ce23" table:number-columns-repeated="2"/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3" table:number-columns-repeated="1023"/>
          <table:table-cell table:style-name="ce46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1"/>
        <table:table-column table:style-name="co54" table:default-cell-style-name="ce21"/>
        <table:table-column table:style-name="co55" table:default-cell-style-name="ce21"/>
        <table:table-column table:style-name="co22" table:number-columns-repeated="1021" table:default-cell-style-name="ce21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1"/>
        <table:table-column table:style-name="co57" table:default-cell-style-name="ce21"/>
        <table:table-column table:style-name="co47" table:default-cell-style-name="ce21"/>
        <table:table-column table:style-name="co58" table:default-cell-style-name="ce21"/>
        <table:table-column table:style-name="co22" table:number-columns-repeated="1020" table:default-cell-style-name="ce21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1"/>
        <table:table-column table:style-name="co60" table:default-cell-style-name="ce21"/>
        <table:table-column table:style-name="co61" table:default-cell-style-name="ce21"/>
        <table:table-column table:style-name="co62" table:default-cell-style-name="ce21"/>
        <table:table-column table:style-name="co34" table:default-cell-style-name="ce21"/>
        <table:table-column table:style-name="co63" table:default-cell-style-name="ce21"/>
        <table:table-column table:style-name="co29" table:default-cell-style-name="ce21"/>
        <table:table-column table:style-name="co31" table:default-cell-style-name="ce21"/>
        <table:table-column table:style-name="co63" table:default-cell-style-name="ce21"/>
        <table:table-column table:style-name="co36" table:default-cell-style-name="ce21"/>
        <table:table-column table:style-name="co28" table:default-cell-style-name="ce21"/>
        <table:table-column table:style-name="co62" table:default-cell-style-name="ce21"/>
        <table:table-column table:style-name="co35" table:default-cell-style-name="ce21"/>
        <table:table-column table:style-name="co41" table:default-cell-style-name="ce21"/>
        <table:table-column table:style-name="co63" table:default-cell-style-name="ce21"/>
        <table:table-column table:style-name="co35" table:default-cell-style-name="ce21"/>
        <table:table-column table:style-name="co38" table:default-cell-style-name="ce21"/>
        <table:table-column table:style-name="co64" table:default-cell-style-name="ce21"/>
        <table:table-column table:style-name="co36" table:default-cell-style-name="ce21"/>
        <table:table-column table:style-name="co60" table:default-cell-style-name="ce21"/>
        <table:table-column table:style-name="co65" table:default-cell-style-name="ce21"/>
        <table:table-column table:style-name="co66" table:default-cell-style-name="ce21"/>
        <table:table-column table:style-name="co12" table:default-cell-style-name="ce21"/>
        <table:table-column table:style-name="co35" table:default-cell-style-name="ce21"/>
        <table:table-column table:style-name="co12" table:default-cell-style-name="ce21"/>
        <table:table-column table:style-name="co35" table:default-cell-style-name="ce21"/>
        <table:table-column table:style-name="co29" table:default-cell-style-name="ce21"/>
        <table:table-column table:style-name="co67" table:default-cell-style-name="ce21"/>
        <table:table-column table:style-name="co29" table:default-cell-style-name="ce21"/>
        <table:table-column table:style-name="co68" table:default-cell-style-name="ce21"/>
        <table:table-column table:style-name="co69" table:default-cell-style-name="ce21"/>
        <table:table-column table:style-name="co35" table:default-cell-style-name="ce21"/>
        <table:table-column table:style-name="co48" table:default-cell-style-name="ce21"/>
        <table:table-column table:style-name="co70" table:default-cell-style-name="ce21"/>
        <table:table-column table:style-name="co45" table:default-cell-style-name="ce21"/>
        <table:table-column table:style-name="co71" table:default-cell-style-name="ce21"/>
        <table:table-column table:style-name="co72" table:default-cell-style-name="ce21"/>
        <table:table-column table:style-name="co73" table:default-cell-style-name="ce21"/>
        <table:table-column table:style-name="co49" table:default-cell-style-name="ce21"/>
        <table:table-column table:style-name="co74" table:default-cell-style-name="ce21"/>
        <table:table-column table:style-name="co75" table:default-cell-style-name="ce21"/>
        <table:table-column table:style-name="co74" table:default-cell-style-name="ce21"/>
        <table:table-column table:style-name="co76" table:default-cell-style-name="ce21"/>
        <table:table-column table:style-name="co45" table:default-cell-style-name="ce21"/>
        <table:table-column table:style-name="co77" table:default-cell-style-name="ce21"/>
        <table:table-column table:style-name="co35" table:number-columns-repeated="2" table:default-cell-style-name="ce21"/>
        <table:table-column table:style-name="co22" table:number-columns-repeated="976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1"/>
        <table:table-column table:style-name="co79" table:default-cell-style-name="ce21"/>
        <table:table-column table:style-name="co80" table:default-cell-style-name="ce21"/>
        <table:table-column table:style-name="co81" table:default-cell-style-name="ce21"/>
        <table:table-column table:style-name="co82" table:default-cell-style-name="ce21"/>
        <table:table-column table:style-name="co83" table:default-cell-style-name="ce21"/>
        <table:table-column table:style-name="co84" table:default-cell-style-name="ce21"/>
        <table:table-column table:style-name="co85" table:default-cell-style-name="ce21"/>
        <table:table-column table:style-name="co79" table:default-cell-style-name="ce21"/>
        <table:table-column table:style-name="co86" table:default-cell-style-name="ce21"/>
        <table:table-column table:style-name="co87" table:number-columns-repeated="2" table:default-cell-style-name="ce21"/>
        <table:table-column table:style-name="co29" table:default-cell-style-name="ce21"/>
        <table:table-column table:style-name="co79" table:default-cell-style-name="ce21"/>
        <table:table-column table:style-name="co87" table:default-cell-style-name="ce21"/>
        <table:table-column table:style-name="co28" table:default-cell-style-name="ce21"/>
        <table:table-column table:style-name="co88" table:default-cell-style-name="ce21"/>
        <table:table-column table:style-name="co89" table:default-cell-style-name="ce21"/>
        <table:table-column table:style-name="co82" table:default-cell-style-name="ce21"/>
        <table:table-column table:style-name="co80" table:default-cell-style-name="ce21"/>
        <table:table-column table:style-name="co88" table:default-cell-style-name="ce21"/>
        <table:table-column table:style-name="co90" table:default-cell-style-name="ce21"/>
        <table:table-column table:style-name="co91" table:default-cell-style-name="ce21"/>
        <table:table-column table:style-name="co88" table:default-cell-style-name="ce21"/>
        <table:table-column table:style-name="co92" table:default-cell-style-name="ce21"/>
        <table:table-column table:style-name="co93" table:default-cell-style-name="ce21"/>
        <table:table-column table:style-name="co94" table:default-cell-style-name="ce21"/>
        <table:table-column table:style-name="co95" table:default-cell-style-name="ce21"/>
        <table:table-column table:style-name="co88" table:default-cell-style-name="ce21"/>
        <table:table-column table:style-name="co96" table:default-cell-style-name="ce21"/>
        <table:table-column table:style-name="co97" table:number-columns-repeated="2" table:default-cell-style-name="ce21"/>
        <table:table-column table:style-name="co98" table:default-cell-style-name="ce21"/>
        <table:table-column table:style-name="co99" table:default-cell-style-name="ce21"/>
        <table:table-column table:style-name="co81" table:default-cell-style-name="ce21"/>
        <table:table-column table:style-name="co100" table:default-cell-style-name="ce21"/>
        <table:table-column table:style-name="co101" table:default-cell-style-name="ce21"/>
        <table:table-column table:style-name="co102" table:default-cell-style-name="ce21"/>
        <table:table-column table:style-name="co88" table:number-columns-repeated="2" table:default-cell-style-name="ce21"/>
        <table:table-column table:style-name="co102" table:default-cell-style-name="ce21"/>
        <table:table-column table:style-name="co90" table:default-cell-style-name="ce21"/>
        <table:table-column table:style-name="co83" table:default-cell-style-name="ce21"/>
        <table:table-column table:style-name="co92" table:default-cell-style-name="ce21"/>
        <table:table-column table:style-name="co22" table:number-columns-repeated="979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.00.0000</text:date>, <text:time style:data-style-name="N2" text:time-value="21:05:45.5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8T21:07:15.108000000</dc:date>
    <meta:editing-duration>P10DT2H23M49S</meta:editing-duration>
    <meta:editing-cycles>4406</meta:editing-cycles>
    <meta:document-statistic meta:table-count="6" meta:cell-count="12188" meta:object-count="0"/>
    <meta:user-defined meta:name="qrichtext">1</meta:user-defined>
  </office:meta>
</office:document-meta>
</file>